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12.14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0.11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16.3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17.29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14.61mm"/>
    </style:style>
    <style:style style:name="co11" style:family="table-column">
      <style:table-column-properties fo:break-before="auto" style:column-width="20.11mm"/>
    </style:style>
    <style:style style:name="co12" style:family="table-column">
      <style:table-column-properties fo:break-before="auto" style:column-width="21.8mm"/>
    </style:style>
    <style:style style:name="co13" style:family="table-column">
      <style:table-column-properties fo:break-before="auto" style:column-width="11.22mm"/>
    </style:style>
    <style:style style:name="co14" style:family="table-column">
      <style:table-column-properties fo:break-before="auto" style:column-width="14.01mm"/>
    </style:style>
    <style:style style:name="co15" style:family="table-column">
      <style:table-column-properties fo:break-before="auto" style:column-width="15.75mm"/>
    </style:style>
    <style:style style:name="co16" style:family="table-column">
      <style:table-column-properties fo:break-before="auto" style:column-width="24.55mm"/>
    </style:style>
    <style:style style:name="co17" style:family="table-column">
      <style:table-column-properties fo:break-before="auto" style:column-width="16.19mm"/>
    </style:style>
    <style:style style:name="co18" style:family="table-column">
      <style:table-column-properties fo:break-before="auto" style:column-width="17.36mm"/>
    </style:style>
    <style:style style:name="co19" style:family="table-column">
      <style:table-column-properties fo:break-before="auto" style:column-width="14.83mm"/>
    </style:style>
    <style:style style:name="co20" style:family="table-column">
      <style:table-column-properties fo:break-before="auto" style:column-width="11.43mm"/>
    </style:style>
    <style:style style:name="co21" style:family="table-column">
      <style:table-column-properties fo:break-before="auto" style:column-width="28.36mm"/>
    </style:style>
    <style:style style:name="co22" style:family="table-column">
      <style:table-column-properties fo:break-before="auto" style:column-width="37.25mm"/>
    </style:style>
    <style:style style:name="co23" style:family="table-column">
      <style:table-column-properties fo:break-before="auto" style:column-width="27.52mm"/>
    </style:style>
    <style:style style:name="co24" style:family="table-column">
      <style:table-column-properties fo:break-before="auto" style:column-width="23.71mm"/>
    </style:style>
    <style:style style:name="co25" style:family="table-column">
      <style:table-column-properties fo:break-before="auto" style:column-width="27.94mm"/>
    </style:style>
    <style:style style:name="co26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9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9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start" fo:margin-left="0mm"/>
      <style:text-properties style:font-name="Calibri"/>
    </style:style>
    <style:style style:name="ce10" style:family="table-cell" style:parent-style-name="Default">
      <style:table-cell-properties fo:background-color="transparent"/>
      <style:text-properties style:font-name="Calibri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Calibri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Calibri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1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Calibri"/>
    </style:style>
    <style:style style:name="ce20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  <style:text-properties style:font-name="Calibri"/>
    </style:style>
    <style:style style:name="ce21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Calibri"/>
    </style:style>
    <style:style style:name="ce22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4" style:family="table-cell" style:parent-style-name="Default">
      <style:text-properties style:font-name="Calibri"/>
    </style:style>
    <style:style style:name="ce25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27" style:family="table-cell" style:parent-style-name="Default" style:data-style-name="N0">
      <style:table-cell-properties style:vertical-align="middle"/>
      <style:text-properties style:font-name="Calibri"/>
    </style:style>
    <style:style style:name="ce2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29" style:family="table-cell" style:parent-style-name="Default" style:data-style-name="N0">
      <style:table-cell-properties fo:background-color="transparent"/>
      <style:text-properties style:font-name="Calibri"/>
    </style:style>
    <style:style style:name="ce30" style:family="table-cell" style:parent-style-name="Default" style:data-style-name="N0">
      <style:text-properties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.0_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8"/>
        <table:table-column table:style-name="co5" table:default-cell-style-name="ce11"/>
        <table:table-column table:style-name="co6" table:default-cell-style-name="ce12"/>
        <table:table-column table:style-name="co7" table:default-cell-style-name="ce12"/>
        <table:table-column table:style-name="co7" table:default-cell-style-name="ce15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7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3" table:default-cell-style-name="ce17"/>
        <table:table-column table:style-name="co14" table:default-cell-style-name="ce12"/>
        <table:table-column table:style-name="co8" table:default-cell-style-name="ce12"/>
        <table:table-column table:style-name="co15" table:default-cell-style-name="ce17"/>
        <table:table-column table:style-name="co16" table:default-cell-style-name="ce12"/>
        <table:table-column table:style-name="co17" table:default-cell-style-name="ce12"/>
        <table:table-column table:style-name="co18" table:number-columns-repeated="2" table:default-cell-style-name="ce12"/>
        <table:table-column table:style-name="co18" table:default-cell-style-name="ce17"/>
        <table:table-column table:style-name="co19" table:default-cell-style-name="ce17"/>
        <table:table-column table:style-name="co20" table:default-cell-style-name="ce12"/>
        <table:table-column table:style-name="co21" table:default-cell-style-name="ce8"/>
        <table:table-column table:style-name="co22" table:default-cell-style-name="ce12"/>
        <table:table-column table:style-name="co23" table:default-cell-style-name="ce8"/>
        <table:table-column table:style-name="co24" table:default-cell-style-name="ce25"/>
        <table:table-column table:style-name="co25" table:default-cell-style-name="ce25"/>
        <table:table-column table:style-name="co26" table:default-cell-style-name="ce25"/>
        <table:table-column table:style-name="co24" table:number-columns-repeated="992" table:default-cell-style-name="ce25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table:style-name="ce7"/>
          <table:table-cell office:value-type="string" calcext:value-type="string">
            <text:p>Total</text:p>
          </table:table-cell>
          <table:table-cell office:value-type="string" calcext:value-type="string" table:number-columns-spanned="2" table:number-rows-spanned="1">
            <text:p>Base</text:p>
          </table:table-cell>
          <table:covered-table-cell/>
          <table:table-cell table:style-name="ce14" office:value-type="string" calcext:value-type="string" table:number-columns-spanned="5" table:number-rows-spanned="1">
            <text:p>Axe-Y</text:p>
          </table:table-cell>
          <table:covered-table-cell table:number-columns-repeated="4"/>
          <table:table-cell table:style-name="ce17" office:value-type="string" calcext:value-type="string" table:number-columns-spanned="4" table:number-rows-spanned="1">
            <text:p>Zone ELEC</text:p>
          </table:table-cell>
          <table:covered-table-cell table:number-columns-repeated="3"/>
          <table:table-cell table:style-name="ce17" office:value-type="string" calcext:value-type="string" table:number-columns-spanned="3" table:number-rows-spanned="1">
            <text:p>Axe Z</text:p>
          </table:table-cell>
          <table:covered-table-cell table:number-columns-repeated="2"/>
          <table:table-cell table:style-name="ce17" office:value-type="string" calcext:value-type="string" table:number-columns-spanned="5" table:number-rows-spanned="1">
            <text:p>Axe X</text:p>
          </table:table-cell>
          <table:covered-table-cell table:number-columns-repeated="4"/>
          <table:table-cell table:style-name="ce22" office:value-type="string" calcext:value-type="string" table:number-columns-spanned="1" table:number-rows-spanned="2">
            <text:p>Support bobine</text:p>
          </table:table-cell>
          <table:table-cell/>
          <table:table-cell table:style-name="ce25"/>
          <table:table-cell table:number-columns-repeated="997"/>
        </table:table-row>
        <table:table-row table:style-name="ro1">
          <table:table-cell table:style-name="ce2" table:formula="of:=SUM([.A3:.A92])" office:value-type="float" office:value="527" calcext:value-type="float">
            <text:p>527</text:p>
          </table:table-cell>
          <table:table-cell table:style-name="ce2" table:formula="of:=SUM([.B3:.B92])" office:value-type="float" office:value="376.12" calcext:value-type="float">
            <text:p>376,12</text:p>
          </table:table-cell>
          <table:table-cell office:value-type="string" calcext:value-type="string">
            <text:p>Exemple Link</text:p>
          </table:table-cell>
          <table:table-cell table:style-name="ce7" office:value-type="string" calcext:value-type="string">
            <text:p>Item F 3.0</text:p>
          </table:table-cell>
          <table:table-cell table:formula="of:=SUM([.E3:.E92])" office:value-type="float" office:value="316.6" calcext:value-type="float">
            <text:p>316,6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Charnières</text:p>
          </table:table-cell>
          <table:table-cell office:value-type="string" calcext:value-type="string">
            <text:p>Y-capteur</text:p>
          </table:table-cell>
          <table:table-cell office:value-type="string" calcext:value-type="string">
            <text:p>Y-roulement</text:p>
          </table:table-cell>
          <table:table-cell office:value-type="string" calcext:value-type="string">
            <text:p>Y-guidage</text:p>
          </table:table-cell>
          <table:table-cell office:value-type="string" calcext:value-type="string">
            <text:p>Y-moteur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Plaque arr.</text:p>
          </table:table-cell>
          <table:table-cell office:value-type="string" calcext:value-type="string">
            <text:p>Plaque fond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Alim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Z-moteur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Entrainement</text:p>
          </table:table-cell>
          <table:table-cell office:value-type="string" calcext:value-type="string">
            <text:p>X-moteur</text:p>
          </table:table-cell>
          <table:table-cell office:value-type="string" calcext:value-type="string">
            <text:p>X-capteur</text:p>
          </table:table-cell>
          <table:table-cell table:style-name="ce20" office:value-type="string" calcext:value-type="string">
            <text:p>Turbine</text:p>
          </table:table-cell>
          <table:table-cell office:value-type="string" calcext:value-type="string">
            <text:p>Extrusion</text:p>
          </table:table-cell>
          <table:covered-table-cell/>
          <table:table-cell/>
          <table:table-cell table:style-name="ce25"/>
          <table:table-cell table:number-columns-repeated="997"/>
        </table:table-row>
        <table:table-row table:style-name="ro1">
          <table:table-cell office:value-type="float" office:value="45" calcext:value-type="float" table:number-columns-spanned="1" table:number-rows-spanned="5">
            <text:p>45</text:p>
          </table:table-cell>
          <table:table-cell table:style-name="ce6" office:value-type="float" office:value="25" calcext:value-type="float" table:number-columns-spanned="1" table:number-rows-spanned="5">
            <text:p>25</text:p>
          </table:table-cell>
          <table:table-cell office:value-type="string" calcext:value-type="string" table:number-columns-spanned="1" table:number-rows-spanned="5">
            <text:p><text:a xlink:href="http://www.motedis.com/shop/Friends-of/FoldaRap-v30/Kit-FoldaRap-v30::5729.html" xlink:type="simple">Motedis</text:a></text:p>
          </table:table-cell>
          <table:table-cell office:value-type="string" calcext:value-type="string">
            <text:p>Profilé alu 2020 200mm</text:p>
          </table:table-cell>
          <table:table-cell table:formula="of:=SUM([.F3:.Z3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 table:number-columns-repeated="990"/>
        </table:table-row>
        <table:table-row table:style-name="ro1">
          <table:covered-table-cell table:number-columns-repeated="3"/>
          <table:table-cell office:value-type="string" calcext:value-type="string">
            <text:p>Profilé alu 2020 300mm</text:p>
          </table:table-cell>
          <table:table-cell table:formula="of:=SUM([.F4:.Z4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7"/>
          <table:table-cell table:style-name="ce29" table:number-columns-repeated="990"/>
        </table:table-row>
        <table:table-row table:style-name="ro1">
          <table:covered-table-cell table:number-columns-repeated="3"/>
          <table:table-cell office:value-type="string" calcext:value-type="string">
            <text:p>M4 écrou-T (60)</text:p>
          </table:table-cell>
          <table:table-cell table:formula="of:=SUM([.F5:.Z5])"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25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Courroie GT2 6mm 600mm (1m)</text:p>
          </table:table-cell>
          <table:table-cell table:formula="of:=SUM([.F6:.Z6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Poulie GT2 20 dents 5mm bore + vis</text:p>
          </table:table-cell>
          <table:table-cell table:formula="of:=SUM([.F7:.Z7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29" table:number-columns-repeated="990"/>
        </table:table-row>
        <table:table-row table:style-name="ro1">
          <table:table-cell office:value-type="float" office:value="20" calcext:value-type="float" table:number-columns-spanned="1" table:number-rows-spanned="16">
            <text:p>20</text:p>
          </table:table-cell>
          <table:table-cell table:style-name="ce6" office:value-type="float" office:value="10" calcext:value-type="float" table:number-columns-spanned="1" table:number-rows-spanned="16">
            <text:p>10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F8:.Z8])"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style-name="ce25"/>
          <table:table-cell/>
          <table:table-cell table:style-name="ce25"/>
          <table:table-cell table:style-name="ce26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9:.Z9])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4"/>
          <table:table-cell table:style-name="ce26"/>
          <table:table-cell table:style-name="ce23"/>
          <table:table-cell/>
          <table:table-cell table:style-name="ce26" table:number-columns-repeated="2"/>
          <table:table-cell/>
          <table:table-cell table:style-name="ce26"/>
          <table:table-cell table:style-name="ce8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F10:.Z10])"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4"/>
          <table:table-cell table:style-name="ce26"/>
          <table:table-cell table:style-name="ce23"/>
          <table:table-cell/>
          <table:table-cell table:style-name="ce26" table:number-columns-repeated="2"/>
          <table:table-cell/>
          <table:table-cell table:style-name="ce26"/>
          <table:table-cell table:style-name="ce8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F11:.Z11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table:style-name="ce23"/>
          <table:table-cell table:style-name="ce25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 large</text:p>
          </table:table-cell>
          <table:table-cell table:formula="of:=SUM([.F12:.Z12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table:style-name="ce23"/>
          <table:table-cell table:style-name="ce25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F13:.Z13])"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"/>
          <table:table-cell table:style-name="ce26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F14:.Z14])" office:value-type="float" office:value="16" calcext:value-type="float">
            <text:p>1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table:style-name="ce25"/>
          <table:table-cell table:style-name="ce26"/>
          <table:table-cell table:style-name="ce8"/>
          <table:table-cell table:number-columns-repeated="3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F15:.Z15])" office:value-type="float" office:value="9" calcext:value-type="float">
            <text:p>9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table:style-name="ce23"/>
          <table:table-cell/>
          <table:table-cell table:style-name="ce26"/>
          <table:table-cell table:style-name="ce8" table:number-columns-repeated="2"/>
          <table:table-cell table:number-columns-repeated="2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F16:.Z16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table:style-name="ce23"/>
          <table:table-cell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F17:.Z17])" office:value-type="float" office:value="4" calcext:value-type="float">
            <text:p>4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6"/>
          <table:table-cell table:style-name="ce26"/>
          <table:table-cell table:style-name="ce23"/>
          <table:table-cell table:style-name="ce26"/>
          <table:table-cell table:number-columns-repeated="5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F18:.Z18])" office:value-type="float" office:value="11" calcext:value-type="float">
            <text:p>1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6"/>
          <table:table-cell table:number-columns-repeated="7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F19:.Z19])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F20:.Z20])" office:value-type="float" office:value="6" calcext:value-type="float">
            <text:p>6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F21:.Z21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écrou nylstop</text:p>
          </table:table-cell>
          <table:table-cell table:formula="of:=SUM([.F22:.Z2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rondelle moyenne</text:p>
          </table:table-cell>
          <table:table-cell table:formula="of:=SUM([.F23:.Z23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9"/>
          <table:table-cell table:style-name="ce26"/>
          <table:table-cell/>
          <table:table-cell table:style-name="ce25"/>
          <table:table-cell table:number-columns-repeated="995"/>
        </table:table-row>
        <table:table-row table:style-name="ro2">
          <table:table-cell office:value-type="float" office:value="45" calcext:value-type="float" table:number-columns-spanned="1" table:number-rows-spanned="3">
            <text:p>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3d-online.com/lite6" xlink:type="simple">e3d</text:a></text:p>
          </table:table-cell>
          <table:table-cell office:value-type="string" calcext:value-type="string">
            <text:p>Tête chauffante e3Dlite6</text:p>
          </table:table-cell>
          <table:table-cell table:formula="of:=SUM([.F24:.Z24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table:style-name="ce12"/>
          <table:table-cell/>
          <table:table-cell table:style-name="ce25"/>
          <table:table-cell table:number-columns-repeated="995"/>
        </table:table-row>
        <table:table-row table:style-name="ro3">
          <table:covered-table-cell/>
          <table:table-cell/>
          <table:table-cell office:value-type="string" calcext:value-type="string">
            <text:p><text:a xlink:href="https://e3d-online.com/thermal-compound-paste" xlink:type="simple">e3d</text:a></text:p>
          </table:table-cell>
          <table:table-cell office:value-type="string" calcext:value-type="string">
            <text:p>Pâte thermique</text:p>
          </table:table-cell>
          <table:table-cell table:number-columns-repeated="22"/>
          <table:table-cell table:style-name="ce12"/>
          <table:table-cell/>
          <table:table-cell table:style-name="ce25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e3D / RRW / Robotdigg</text:p>
          </table:table-cell>
          <table:table-cell office:value-type="string" calcext:value-type="string">
            <text:p>Insert d'entrainement (vis incluse)</text:p>
          </table:table-cell>
          <table:table-cell table:formula="of:=SUM([.F26:.Z2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table:style-name="ce25"/>
          <table:table-cell table:number-columns-repeated="99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10"/>
          <table:table-cell office:value-type="float" office:value="1" calcext:value-type="float">
            <text:p>1</text:p>
          </table:table-cell>
          <table:table-cell table:number-columns-repeated="15"/>
          <table:table-cell table:style-name="ce25"/>
          <table:table-cell table:number-columns-repeated="997"/>
        </table:table-row>
        <table:table-row table:style-name="ro3"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<text:a xlink:href="https://www.robotdigg.com/product/188/2pin-1M-Long-Thermistor-Cables-w/-Dupont-Connector" xlink:type="simple">Robotdigg</text:a></text:p>
          </table:table-cell>
          <table:table-cell office:value-type="string" calcext:value-type="string">
            <text:p>Cable 1m Dupont 2 pin</text:p>
          </table:table-cell>
          <table:table-cell table:formula="of:=SUM([.F28:.Z28]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3"/>
          <table:table-cell table:number-columns-repeated="996"/>
        </table:table-row>
        <table:table-row table:style-name="ro3"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<text:a xlink:href="https://www.robotdigg.com/product/141/Endstop-Subminiature-Switch-SS-5GL" xlink:type="simple">Robotdigg</text:a></text:p>
          </table:table-cell>
          <table:table-cell office:value-type="string" calcext:value-type="string">
            <text:p>Micro interrupteur à levier</text:p>
          </table:table-cell>
          <table:table-cell table:formula="of:=SUM([.F29:.Z29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"/>
          <table:table-cell table:style-name="ce27"/>
          <table:table-cell/>
          <table:table-cell table:style-name="ce25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28/NEMA14-34mm-0.8A-or-1.25A-stepper-motor" xlink:type="simple">Robotdigg</text:a></text:p>
          </table:table-cell>
          <table:table-cell office:value-type="string" calcext:value-type="string">
            <text:p>Nema14 – HY0006 – 0.8A 1500gr – 30cm (180gr)</text:p>
          </table:table-cell>
          <table:table-cell table:formula="of:=SUM([.F30:.Z30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3">
          <table: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7/NEMA17-40mm-long-17hs3001-20b-Stepper-Motor" xlink:type="simple">Robotdigg</text:a></text:p>
          </table:table-cell>
          <table:table-cell office:value-type="string" calcext:value-type="string">
            <text:p>Nema17 – 40mm – 1.20A 4000gr – 50cm (240gr)</text:p>
          </table:table-cell>
          <table:table-cell table:formula="of:=SUM([.F31:.Z31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21"/>
          <table:table-cell table:number-columns-repeated="3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3">
          <table: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1034/Nema17-Pancake-Stepper-Motor" xlink:type="simple">Robotdigg</text:a></text:p>
          </table:table-cell>
          <table:table-cell office:value-type="string" calcext:value-type="string">
            <text:p>Nema17 – 22mm – 0.8A 1200gr – 80cm (200gr)</text:p>
          </table:table-cell>
          <table:table-cell table:formula="of:=SUM([.F32:.Z32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table:style-name="ce21"/>
          <table:table-cell table:number-columns-repeated="3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Robotdigg / Aliexpress</text:p>
          </table:table-cell>
          <table:table-cell office:value-type="string" calcext:value-type="string">
            <text:p>Film Chauffant 100x100 mm 90W avec sonde 100k et terminaison molex 2pin</text:p>
          </table:table-cell>
          <table:table-cell table:formula="of:=SUM([.F33:.Z33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3"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office:value-type="string" calcext:value-type="string">
            <text:p>Roulement à bille 603ZZ</text:p>
          </table:table-cell>
          <table:table-cell table:formula="of:=SUM([.F34:.Z34])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table:style-name="ce26"/>
          <table:table-cell table:number-columns-repeated="7"/>
          <table:table-cell table:style-name="ce30" table:number-columns-repeated="990"/>
        </table:table-row>
        <table:table-row table:style-name="ro3"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<text:a xlink:href="https://www.robotdigg.com/product/12/608ZZ-Ball-Bearing" xlink:type="simple">Robotdigg</text:a></text:p>
          </table:table-cell>
          <table:table-cell office:value-type="string" calcext:value-type="string">
            <text:p>Roulement à bille 608ZZ</text:p>
          </table:table-cell>
          <table:table-cell table:formula="of:=SUM([.F35:.Z35])" office:value-type="float" office:value="4" calcext:value-type="float">
            <text:p>4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/>
          <table:table-cell table:style-name="ce26"/>
          <table:table-cell table:number-columns-repeated="7"/>
          <table:table-cell table:style-name="ce30" table:number-columns-repeated="99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249/PC4-01,-PC6-01,-PC4-M4,-PC6-M6-for-Bowden-Extruder" xlink:type="simple">Robotdigg</text:a></text:p>
          </table:table-cell>
          <table:table-cell office:value-type="string" calcext:value-type="string">
            <text:p>PC4-B1 (4mm tube M6 filet)</text:p>
          </table:table-cell>
          <table:table-cell table:formula="of:=SUM([.F36:.Z3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28"/>
          <table:table-cell table:style-name="ce25"/>
          <table:table-cell table:number-columns-repeated="995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Vert 250mm</text:p>
          </table:table-cell>
          <table:table-cell table:formula="of:=SUM([.F37:.Z37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5"/>
          <table:table-cell table:number-columns-repeated="997"/>
        </table:table-row>
        <table:table-row table:style-name="ro3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Cable 18 AWG Rouge 250 + 100 mm</text:p>
          </table:table-cell>
          <table:table-cell table:formula="of:=SUM([.F38:.Z38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5"/>
          <table:table-cell table:number-columns-repeated="997"/>
        </table:table-row>
        <table:table-row table:style-name="ro3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Cable 18 AWG Noir 250 + 100 mm</text:p>
          </table:table-cell>
          <table:table-cell table:formula="of:=SUM([.F39:.Z39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5"/>
          <table:table-cell table:number-columns-repeated="997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reprapworld.com/products/electronics/minitronics/minitronics_v1_1_basic_kit/" xlink:type="simple">RepRapWorld</text:a></text:p>
          </table:table-cell>
          <table:table-cell office:value-type="string" calcext:value-type="string">
            <text:p>Carte Elec Minitronics + cable molex</text:p>
          </table:table-cell>
          <table:table-cell table:formula="of:=SUM([.F40:.Z40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table:style-name="ce25"/>
          <table:table-cell table:number-columns-repeated="99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Cordon alimentation EU</text:p>
          </table:table-cell>
          <table:table-cell table:formula="of:=SUM([.F41:.Z41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cables_and_wiring/cable_binding/cable_wrapping_10mm_1_meter/" xlink:type="simple">RepRapWorld</text:a></text:p>
          </table:table-cell>
          <table:table-cell office:value-type="string" calcext:value-type="string">
            <text:p>Gaine Spiralée 1m</text:p>
          </table:table-cell>
          <table:table-cell table:formula="of:=SUM([.F42:.Z42])" office:value-type="float" office:value="1.6" calcext:value-type="float">
            <text:p>1,6</text:p>
          </table:table-cell>
          <table:table-cell table:number-columns-repeated="12"/>
          <table:table-cell office:value-type="float" office:value="0.8" calcext:value-type="float">
            <text:p>0,8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Cable USB</text:p>
          </table:table-cell>
          <table:table-cell table:formula="of:=SUM([.F43:.Z43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table:style-name="ce25"/>
          <table:table-cell table:number-columns-repeated="997"/>
        </table:table-row>
        <table:table-row table:style-name="ro3"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Gaine thermo pour prolonger turbine</text:p>
          </table:table-cell>
          <table:table-cell table:number-columns-repeated="22"/>
          <table:table-cell table:style-name="ce25"/>
          <table:table-cell table:number-columns-repeated="997"/>
        </table:table-row>
        <table:table-row table:style-name="ro2">
          <table:table-cell office:value-type="float" office:value="42" calcext:value-type="float" table:number-columns-spanned="1" table:number-rows-spanned="11">
            <text:p>42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F45:.Z45])"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covered-table-cell/>
          <table:table-cell/>
          <table:table-cell office:value-type="string" calcext:value-type="string">
            <text:p><text:a xlink:href="http://fr.rs-online.com/web/p/clips-a-sertir/8388131/" xlink:type="simple">RS</text:a></text:p>
          </table:table-cell>
          <table:table-cell office:value-type="string" calcext:value-type="string">
            <text:p>Cosses micro interrupteur (un peu juste mais ok) (ou soudure)</text:p>
          </table:table-cell>
          <table:table-cell table:formula="of:=SUM([.F46:.Z46]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6"/>
          <table:table-cell table:style-name="ce25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s://www.rs-particuliers.com/WebCatalog/Borne_Femelle_À_Sertir_6_35mm_18_14awg-6831456.aspx" xlink:type="simple">RS</text:a></text:p>
          </table:table-cell>
          <table:table-cell office:value-type="string" calcext:value-type="string">
            <text:p>Cosses 6.35mm</text:p>
          </table:table-cell>
          <table:table-cell table:formula="of:=SUM([.F47:.Z47])"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3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Cosses 6.35mm isolation (ou gaine)</text:p>
          </table:table-cell>
          <table:table-cell table:formula="of:=SUM([.F48:.Z48])"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3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F49:.Z49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covered-table-cell/>
          <table:table-cell office:value-type="float" office:value="1.72" calcext:value-type="float">
            <text:p>1,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Gaine Thermo 1.6-0.8mm 20 mm</text:p>
          </table:table-cell>
          <table:table-cell table:formula="of:=SUM([.F50:.Z50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pour sertir turbine</text:p>
          </table:table-cell>
          <table:table-cell table:formula="of:=SUM([.F51:.Z51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1.89" calcext:value-type="float">
            <text:p>1,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F52:.Z52]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ce10" table:number-columns-repeated="2"/>
          <table:table-cell table:style-name="ce19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style-name="ce27"/>
          <table:table-cell table:style-name="ce23"/>
          <table:table-cell table:style-name="ce27"/>
          <table:table-cell table:number-columns-repeated="995"/>
        </table:table-row>
        <table:table-row table:style-name="ro2">
          <table:covered-table-cell/>
          <table:table-cell office:value-type="float" office:value="3.14" calcext:value-type="float">
            <text:p>3,14</text:p>
          </table:table-cell>
          <table:table-cell office:value-type="string" calcext:value-type="string">
            <text:p><text:a xlink:href="https://www.rs-particuliers.com/Product.aspx?Product=5287858" xlink:type="simple">RS</text:a></text:p>
          </table:table-cell>
          <table:table-cell office:value-type="string" calcext:value-type="string">
            <text:p>Interrupteur bleu</text:p>
          </table:table-cell>
          <table:table-cell table:formula="of:=SUM([.F53:.Z53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2">
          <table:covered-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<text:a xlink:href="https://www.rs-particuliers.com/web/p/ressorts-de-compression/751483/" xlink:type="simple">RS</text:a></text:p>
          </table:table-cell>
          <table:table-cell office:value-type="string" calcext:value-type="string">
            <text:p>Ressort compression 751-483</text:p>
          </table:table-cell>
          <table:table-cell table:formula="of:=SUM([.F54:.Z54])"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table:style-name="ce25"/>
          <table:table-cell table:number-columns-repeated="995"/>
        </table:table-row>
        <table:table-row table:style-name="ro2">
          <table:covered-table-cell/>
          <table:table-cell office:value-type="float" office:value="1.2" calcext:value-type="float">
            <text:p>1,2</text:p>
          </table:table-cell>
          <table:table-cell table:style-name="ce4" office:value-type="string" calcext:value-type="string">
            <text:p><text:a xlink:href="https://www.rs-particuliers.com/WebCatalog/Prise_Cei__A_Visser_6_3mm_Faston_1_5mm-5392045.aspx" xlink:type="simple">RS</text:a></text:p>
          </table:table-cell>
          <table:table-cell office:value-type="string" calcext:value-type="string">
            <text:p>Prise</text:p>
          </table:table-cell>
          <table:table-cell table:formula="of:=SUM([.F55:.Z55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5"/>
          <table:table-cell table:number-columns-repeated="7"/>
          <table:table-cell table:style-name="ce30" table:number-columns-repeated="990"/>
        </table:table-row>
        <table:table-row table:style-name="ro1">
          <table:table-cell table:style-name="ce3" table:number-columns-repeated="3"/>
          <table:table-cell table:style-name="Default" table:number-columns-repeated="2"/>
          <table:table-cell table:style-name="ce13" table:number-columns-repeated="6"/>
          <table:table-cell table:style-name="ce18"/>
          <table:table-cell table:style-name="ce13" table:number-columns-repeated="6"/>
          <table:table-cell table:style-name="ce18"/>
          <table:table-cell table:style-name="ce13" table:number-columns-repeated="4"/>
          <table:table-cell table:style-name="ce18" table:number-columns-repeated="2"/>
          <table:table-cell table:style-name="Default" table:number-columns-repeated="999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<text:a xlink:href="http://www.metalaladecoupe.com/francais/toles.asp?tbout=alu" xlink:type="simple">metalaladecoupe</text:a></text:p>
          </table:table-cell>
          <table:table-cell office:value-type="string" calcext:value-type="string">
            <text:p>Plateau alu 150x140x4mm</text:p>
          </table:table-cell>
          <table:table-cell table:formula="of:=SUM([.F57:.Z57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29" table:number-columns-repeated="99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<text:a xlink:href="https://flex3drive.com/product/printbite/" xlink:type="simple">printbite</text:a></text:p>
          </table:table-cell>
          <table:table-cell office:value-type="string" calcext:value-type="string">
            <text:p>Plateau PrintBite 150x140mm</text:p>
          </table:table-cell>
          <table:table-cell table:formula="of:=SUM([.F58:.Z58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29" table:number-columns-repeated="99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SANPU-SMPS-150W-12V-DC-Switching-Power-Supply-12A-Constant-Voltage-Single-Output-AC-DC-Transformer/1470529_32828915447.html?spm=a2g0w.12010612.0.0.90b6cd6g4N3iT" xlink:type="simple">Aliexpress SANPU</text:a></text:p>
          </table:table-cell>
          <table:table-cell office:value-type="string" calcext:value-type="string">
            <text:p>Alimentation 12V 150W 12,5A</text:p>
          </table:table-cell>
          <table:table-cell table:formula="of:=SUM([.F59:.Z59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table:style-name="ce25"/>
          <table:table-cell table:number-columns-repeated="997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kipp.fr/fr/fr/Produits/Eléments-de-manœuvre-Eléments-normalisés/Poussoirs-à-ressort-doigt-d-indexage-broches-à-billes/K0334-Poussoirs-à-ressort-modèle-lisse-plastique.html" xlink:type="simple">Kipp</text:a></text:p>
          </table:table-cell>
          <table:table-cell office:value-type="string" calcext:value-type="string">
            <text:p>Ball spring plunger - Kipp K0334.210</text:p>
          </table:table-cell>
          <table:table-cell table:formula="of:=SUM([.F60:.Z60])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  <table:table-cell table:style-name="ce25"/>
          <table:table-cell table:number-columns-repeated="997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fr/product-detail/fr/delta-electronics/BFB0312HA-A/603-1112-ND/1014443" xlink:type="simple">Digikey</text:a></text:p>
          </table:table-cell>
          <table:table-cell table:style-name="ce9" office:value-type="string" calcext:value-type="string">
            <text:p>Turbine 30x30x10 mm – BFB0312HA-A</text:p>
          </table:table-cell>
          <table:table-cell table:formula="of:=SUM([.F61:.Z61]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table:style-name="ce12"/>
          <table:table-cell/>
          <table:table-cell table:style-name="ce25"/>
          <table:table-cell table:number-columns-repeated="995"/>
        </table:table-row>
        <table:table-row table:style-name="ro1">
          <table:table-cell table:number-columns-repeated="3"/>
          <table:table-cell table:style-name="ce9" office:value-type="string" calcext:value-type="string">
            <text:p>Ventilateur 30x30x10mm</text:p>
          </table:table-cell>
          <table:table-cell table:number-columns-repeated="22"/>
          <table:table-cell table:style-name="ce12"/>
          <table:table-cell/>
          <table:table-cell table:style-name="ce25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4"/>
          <table:table-cell table:style-name="ce7" office:value-type="string" calcext:value-type="string">
            <text:p>PIECES 3D</text:p>
          </table:table-cell>
          <table:table-cell table:number-columns-repeated="30"/>
          <table:table-cell table:style-name="ce30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X</text:p>
          </table:table-cell>
          <table:table-cell table:formula="of:=SUM([.F65:.Z65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droite</text:p>
          </table:table-cell>
          <table:table-cell table:formula="of:=SUM([.F66:.Z66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gauche</text:p>
          </table:table-cell>
          <table:table-cell table:formula="of:=SUM([.F67:.Z67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Z-droite</text:p>
          </table:table-cell>
          <table:table-cell table:formula="of:=SUM([.F68:.Z68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Z-gauche</text:p>
          </table:table-cell>
          <table:table-cell table:formula="of:=SUM([.F69:.Z69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2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charnière-extérieure</text:p>
          </table:table-cell>
          <table:table-cell table:formula="of:=SUM([.F70:.Z70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29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charnière-intérieure</text:p>
          </table:table-cell>
          <table:table-cell table:formula="of:=SUM([.F71:.Z71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29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Entrainement-corps</text:p>
          </table:table-cell>
          <table:table-cell table:formula="of:=SUM([.F72:.Z72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Entrainement-levier</text:p>
          </table:table-cell>
          <table:table-cell table:formula="of:=SUM([.F73:.Z73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entretoise-minitronics</text:p>
          </table:table-cell>
          <table:table-cell table:formula="of:=SUM([.F74:.Z74])"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9"/>
          <table:table-cell table:style-name="ce12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pied-A</text:p>
          </table:table-cell>
          <table:table-cell table:formula="of:=SUM([.F75:.Z75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29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pied-B</text:p>
          </table:table-cell>
          <table:table-cell table:formula="of:=SUM([.F76:.Z76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29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pignon pour crémaillère</text:p>
          </table:table-cell>
          <table:table-cell table:formula="of:=SUM([.F77:.Z77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oignée</text:p>
          </table:table-cell>
          <table:table-cell table:formula="of:=SUM([.F78:.Z78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5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ommet-Z</text:p>
          </table:table-cell>
          <table:table-cell table:formula="of:=SUM([.F79:.Z79])"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7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bobine</text:p>
          </table:table-cell>
          <table:table-cell table:formula="of:=SUM([.F80:.Z80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bobine tube</text:p>
          </table:table-cell>
          <table:table-cell table:formula="of:=SUM([.F81:.Z81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capteur-Y</text:p>
          </table:table-cell>
          <table:table-cell table:formula="of:=SUM([.F82:.Z8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rémaillère X</text:p>
          </table:table-cell>
          <table:table-cell table:formula="of:=SUM([.F83:.Z83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rémaillère Z</text:p>
          </table:table-cell>
          <table:table-cell table:formula="of:=SUM([.F84:.Z84]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moteur-Y</text:p>
          </table:table-cell>
          <table:table-cell table:formula="of:=SUM([.F85:.Z85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roulement-Y</text:p>
          </table:table-cell>
          <table:table-cell table:formula="of:=SUM([.F86:.Z86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tête-impression e3Dlite6</text:p>
          </table:table-cell>
          <table:table-cell table:formula="of:=SUM([.F87:.Z87])"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0"/>
          <table:table-cell table:style-name="ce12"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7" office:value-type="string" calcext:value-type="string">
            <text:p>PIECES DECOUPEES</text:p>
          </table:table-cell>
          <table:table-cell table:number-columns-repeated="30"/>
          <table:table-cell table:style-name="ce8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Arrière 4mm – PMMA</text:p>
          </table:table-cell>
          <table:table-cell table:formula="of:=SUM([.F90:.Z90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8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4mm – PMMA ou ALU</text:p>
          </table:table-cell>
          <table:table-cell table:formula="of:=SUM([.F91:.Z91])" office:value-type="float" office:value="1" calcext:value-type="float">
            <text:p>1</text:p>
          </table:table-cell>
          <table:table-cell table:number-columns-repeated="3"/>
          <table:table-cell table:style-name="ce8"/>
          <table:table-cell office:value-type="float" office:value="1" calcext:value-type="float">
            <text:p>1</text:p>
          </table:table-cell>
          <table:table-cell/>
          <table:table-cell table:style-name="ce19"/>
          <table:table-cell table:number-columns-repeated="22"/>
          <table:table-cell table:style-name="ce8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Fond – 4mm PMMA</text:p>
          </table:table-cell>
          <table:table-cell table:formula="of:=SUM([.F92:.Z92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0"/>
          <table:table-cell table:style-name="ce8" table:number-columns-repeated="990"/>
        </table:table-row>
        <table:table-row table:style-name="ro1">
          <table:table-cell table:style-name="ce5"/>
          <table:table-cell/>
          <table:table-cell table:style-name="ce5"/>
          <table:table-cell table:style-name="ce10" table:number-columns-repeated="4"/>
          <table:table-cell table:style-name="ce16"/>
          <table:table-cell table:style-name="ce10" table:number-columns-repeated="3"/>
          <table:table-cell table:style-name="ce19"/>
          <table:table-cell table:style-name="ce10" table:number-columns-repeated="3"/>
          <table:table-cell table:style-name="ce19"/>
          <table:table-cell table:style-name="ce10" table:number-columns-repeated="2"/>
          <table:table-cell table:style-name="ce19"/>
          <table:table-cell table:style-name="ce10" table:number-columns-repeated="4"/>
          <table:table-cell table:style-name="ce19" table:number-columns-repeated="2"/>
          <table:table-cell table:style-name="ce24" table:number-columns-repeated="999"/>
        </table:table-row>
        <table:table-row table:style-name="ro1">
          <table:table-cell table:number-columns-repeated="3"/>
          <table:table-cell table:style-name="ce7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formula="of:=[.B95]*[.E95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3"/>
          <table:table-cell table:number-columns-repeated="996"/>
        </table:table-row>
        <table:table-row table:style-name="ro1">
          <table:table-cell table:formula="of:=[.B96]*[.E96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3"/>
          <table:table-cell table:number-columns-repeated="996"/>
        </table:table-row>
        <table:table-row table:style-name="ro1">
          <table:table-cell table:formula="of:=[.B97]*[.E97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3"/>
          <table:table-cell table:number-columns-repeated="996"/>
        </table:table-row>
        <table:table-row table:style-name="ro1">
          <table:table-cell table:formula="of:=[.B98]*[.E98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3"/>
          <table:table-cell table:number-columns-repeated="996"/>
        </table:table-row>
        <table:table-row table:style-name="ro1">
          <table:table-cell table:formula="of:=[.B99]*[.E99]" office:value-type="float" office:value="0" calcext:value-type="float">
            <text:p>0</text:p>
          </table:table-cell>
          <table:table-cell/>
          <table:table-cell office:value-type="string" calcext:value-type="string">
            <text:p>RS ou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3"/>
          <table:table-cell table:number-columns-repeated="996"/>
        </table:table-row>
        <table:table-row table:style-name="ro3">
          <table:table-cell table:formula="of:=[.B100]*[.E100]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0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table:number-columns-repeated="31"/>
          <table:table-cell table:style-name="ce30" table:number-columns-repeated="990"/>
        </table:table-row>
        <table:table-row table:style-name="ro1">
          <table:table-cell table:number-columns-repeated="3"/>
          <table:table-cell table:style-name="ce7" office:value-type="string" calcext:value-type="string">
            <text:p>AUTRES OUTIL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0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25"/>
          <table:table-cell table:number-columns-repeated="995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aliexpress.com/store/product/Free-Shipping-Good-Quality-High-Accuracy-IP54-Waterproof-Digital-Vernier-Caliper-Measuring-tool-0-01mm-5110/927893_965211643.html" xlink:type="simple">Aliexpress</text:a></text:p>
          </table:table-cell>
          <table:table-cell office:value-type="string" calcext:value-type="string">
            <text:p>Pied à coulisse numériqu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aliexpress.com/item/Mini-Hand-Drill-With-Keyless-Chuck-10pcs-Hss-Twist-Drill-Bits-Rotary-Tools-Metal-Spiral-0/32792651453.html" xlink:type="simple">Aliexpress</text:a></text:p>
          </table:table-cell>
          <table:table-cell office:value-type="string" calcext:value-type="string">
            <text:p>Porte-foret et foret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fr.aliexpress.com/store/product/2-Pieces-Gdstime-12V-2Pin-3cm-30mm-x-30mm-x-10mm-Ball-Bearing-Brushless-DC-Cooling/212707_32797692869.html?spm=a2g0w.12010615.0.0.6a62e731xM3Eag" xlink:type="simple">Aliexpress</text:a></text:p>
          </table:table-cell>
          <table:table-cell office:value-type="string" calcext:value-type="string">
            <text:p>Ventilateur 30x30x10mm (mieux 4,7CFM) x2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fr.aliexpress.com/store/product/5PCS-Gdstime-Mini-DC-12V-3cm-3010-30mm-30x30x10mm-2Pin-Ball-Bearing-Brushless-Cooling-Cooler-Fan/212707_32797760040.html?spm=a2g0w.12010108.1000016.1.c6b09b5MzxhuB&amp;isOrigTitle=true" xlink:type="simple">Aliexpress</text:a></text:p>
          </table:table-cell>
          <table:table-cell office:value-type="string" calcext:value-type="string">
            <text:p>Ventilateur 30x30x10mm (mieux 4,7CFM) x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oret 8mm ou alésoir 90°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1231938</text:p>
          </table:table-cell>
          <table:table-cell office:value-type="string" calcext:value-type="string">
            <text:p>Multimètre avec thermocouple RS-14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lips-a-sertir/1359970/" xlink:type="simple">RS</text:a></text:p>
          </table:table-cell>
          <table:table-cell office:value-type="string" calcext:value-type="string">
            <text:p>cosse pour languette 4mm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" office:value-type="string" calcext:value-type="string">
            <text:p><text:a xlink:href="http://fr.rs-online.com/web/p/ressorts-de-compression/0751584/" xlink:type="simple">RS</text:a></text:p>
          </table:table-cell>
          <table:table-cell office:value-type="string" calcext:value-type="string">
            <text:p>Ressort compression 751-584 (gros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ourroies-synchrones/4745224/" xlink:type="simple">RS</text:a></text:p>
          </table:table-cell>
          <table:table-cell office:value-type="string" calcext:value-type="string">
            <text:p>Courroie T2.5 synchroflex 780 (=proto folda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ourroies-synchrones/4745218/" xlink:type="simple">RS</text:a></text:p>
          </table:table-cell>
          <table:table-cell office:value-type="string" calcext:value-type="string">
            <text:p>Courroie T2.5 synchroflex 650 (probablement suffisant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92</text:p>
          </table:table-cell>
          <table:table-cell office:value-type="string" calcext:value-type="string">
            <text:p>micro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233-2747</text:p>
          </table:table-cell>
          <table:table-cell office:value-type="string" calcext:value-type="string">
            <text:p>micro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69</text:p>
          </table:table-cell>
          <table:table-cell office:value-type="string" calcext:value-type="string">
            <text:p>micro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50</text:p>
          </table:table-cell>
          <table:table-cell office:value-type="string" calcext:value-type="string">
            <text:p>microfit 2pin fiche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02</text:p>
          </table:table-cell>
          <table:table-cell office:value-type="string" calcext:value-type="string">
            <text:p>mini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4569</text:p>
          </table:table-cell>
          <table:table-cell office:value-type="string" calcext:value-type="string">
            <text:p>mini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16</text:p>
          </table:table-cell>
          <table:table-cell office:value-type="string" calcext:value-type="string">
            <text:p>mini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07</text:p>
          </table:table-cell>
          <table:table-cell office:value-type="string" calcext:value-type="string">
            <text:p>minifit 2pin fiche F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reprapworld.com/products/cables_and_wiring/wires/connector_cable_for_stepper_motor_30cm_4_leads/" xlink:type="simple">RepRapWorld</text:a></text:p>
          </table:table-cell>
          <table:table-cell office:value-type="string" calcext:value-type="string">
            <text:p>câble moteur 30cm JST / Molex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192/One-end-Dupont-connector-for-RDG-Stepper-Motors" xlink:type="simple">Robotdigg</text:a></text:p>
          </table:table-cell>
          <table:table-cell office:value-type="string" calcext:value-type="string">
            <text:p>câble moteur 30-50-80cm JST / Dupont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6/NEMA17-Stepper-Motor-34mm-Long,-0.8A" xlink:type="simple">Robotdigg</text:a></text:p>
          </table:table-cell>
          <table:table-cell office:value-type="string" calcext:value-type="string">
            <text:p>Nema17 – 34mm – 2800gr (<text:a xlink:href="https://www.openimpulse.com/blog/document-viewer/?pdf_file=42BYGHW208-Stepper-Motor-Datasheet.pdf" xlink:type="simple">Z proto = 2800 aussi</text:a>) (200gr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1250/42HM34-0.9-step-angle-NEMA17-stepper-motor" xlink:type="simple">Robotdigg</text:a></text:p>
          </table:table-cell>
          <table:table-cell office:value-type="string" calcext:value-type="string">
            <text:p>Nema17 – 34mm – 2200gr – 09° (pour E?) (220gr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860/Drag-Chain-10*15mm-Inner" xlink:type="simple">Robotdigg</text:a></text:p>
          </table:table-cell>
          <table:table-cell office:value-type="string" calcext:value-type="string">
            <text:p>Chaîne porte-câbles 10x15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mouser.fr/ProductDetail/MEAN-WELL/GST160A12-R7B/?qs=%2Fha2pyFadui81n4DGNoBrMmOlif9fUvl6ECFlAiJ7ml8u052I3ixQQ%3D%3D" xlink:type="simple">mouser</text:a></text:p>
          </table:table-cell>
          <table:table-cell office:value-type="string" calcext:value-type="string">
            <text:p>alim externe 12v 138W Meanwell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mouser.fr/search/ProductDetail.aspx?R=0virtualkey0virtualkeyGST160A24-R7B" xlink:type="simple">mouser</text:a></text:p>
          </table:table-cell>
          <table:table-cell office:value-type="string" calcext:value-type="string">
            <text:p>alim externe 24v 160W Meanwell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mouser.fr/ProductDetail/Kycon/KPJX-PM-4S" xlink:type="simple">mouser</text:a></text:p>
          </table:table-cell>
          <table:table-cell office:value-type="string" calcext:value-type="string">
            <text:p>connecteur KPJX-PM-4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mouser.fr/ProductDetail/Kycon/KPJX-PM-4S-S" xlink:type="simple">mouser</text:a></text:p>
          </table:table-cell>
          <table:table-cell office:value-type="string" calcext:value-type="string">
            <text:p>connecteur KPJX-PM-4S-S (shielded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2.5x10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www.motedis.fr/shop/Produits-semi-fini/Douille-de-distance/Acier-sans-filetage/Douille-de-distance-pour-vis-M3-avec-L%3D-20-mm::999995324.html" xlink:type="simple">Motedis</text:a></text:p>
          </table:table-cell>
          <table:table-cell office:value-type="string" calcext:value-type="string">
            <text:p>entretoise pour vis M3, L20</text:p>
          </table:table-cell>
          <table:table-cell table:number-columns-repeated="1020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 style:data-style-name="N2" text:time-value="11:39:24.6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7-11-29T11:48:56.268000000</dc:date>
    <meta:print-date>2015-08-14T12:58:27Z</meta:print-date>
    <meta:editing-duration>P1DT9H35M12S</meta:editing-duration>
    <meta:editing-cycles>102</meta:editing-cycles>
    <meta:document-statistic meta:table-count="1" meta:cell-count="516" meta:object-count="0"/>
  </office:meta>
</office:document-meta>
</file>